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officeooo:paragraph-rsid="000afef5"/>
    </style:style>
    <style:style style:name="P2" style:family="paragraph" style:parent-style-name="Heading_20_1">
      <style:text-properties officeooo:paragraph-rsid="000b74f6"/>
    </style:style>
    <style:style style:name="P3" style:family="paragraph" style:parent-style-name="Heading_20_1">
      <style:text-properties officeooo:paragraph-rsid="000efd62"/>
    </style:style>
    <style:style style:name="P4" style:family="paragraph" style:parent-style-name="Heading_20_2">
      <style:text-properties officeooo:paragraph-rsid="0010563b"/>
    </style:style>
    <style:style style:name="P5" style:family="paragraph" style:parent-style-name="Heading_20_2">
      <style:text-properties officeooo:paragraph-rsid="001b21fe"/>
    </style:style>
    <style:style style:name="P6" style:family="paragraph" style:parent-style-name="Text_20_body">
      <style:text-properties officeooo:paragraph-rsid="001b21fe"/>
    </style:style>
    <style:style style:name="P7" style:family="paragraph" style:parent-style-name="Text_20_body">
      <style:text-properties officeooo:paragraph-rsid="00244a8c"/>
    </style:style>
    <style:style style:name="P8" style:family="paragraph" style:parent-style-name="Text_20_body">
      <style:text-properties officeooo:paragraph-rsid="0027b73b"/>
    </style:style>
    <style:style style:name="P9" style:family="paragraph" style:parent-style-name="Text_20_body">
      <style:text-properties officeooo:paragraph-rsid="003071d6"/>
    </style:style>
    <style:style style:name="P10" style:family="paragraph" style:parent-style-name="Text_20_body">
      <style:text-properties officeooo:paragraph-rsid="0031eeef"/>
    </style:style>
    <style:style style:name="P11" style:family="paragraph" style:parent-style-name="Text_20_body">
      <style:text-properties officeooo:paragraph-rsid="003824f4"/>
    </style:style>
    <style:style style:name="P12" style:family="paragraph" style:parent-style-name="Text_20_body">
      <style:text-properties officeooo:paragraph-rsid="0039433c"/>
    </style:style>
    <style:style style:name="P13" style:family="paragraph" style:parent-style-name="Text_20_body">
      <style:text-properties officeooo:paragraph-rsid="003b4456"/>
    </style:style>
    <style:style style:name="P14" style:family="paragraph" style:parent-style-name="Text_20_body">
      <style:text-properties officeooo:paragraph-rsid="003bff07"/>
    </style:style>
    <style:style style:name="P15" style:family="paragraph" style:parent-style-name="Text_20_body">
      <style:text-properties officeooo:paragraph-rsid="003da73b"/>
    </style:style>
    <style:style style:name="P16" style:family="paragraph" style:parent-style-name="Text_20_body">
      <style:text-properties officeooo:paragraph-rsid="003f0fd2"/>
    </style:style>
    <style:style style:name="P17" style:family="paragraph" style:parent-style-name="Text_20_body">
      <style:text-properties officeooo:paragraph-rsid="00428873"/>
    </style:style>
    <style:style style:name="P18" style:family="paragraph" style:parent-style-name="Text_20_body">
      <style:text-properties officeooo:paragraph-rsid="004a7949"/>
    </style:style>
    <style:style style:name="P19" style:family="paragraph" style:parent-style-name="Text_20_body">
      <style:text-properties officeooo:paragraph-rsid="00545464"/>
    </style:style>
    <style:style style:name="P20" style:family="paragraph" style:parent-style-name="Text_20_body">
      <style:text-properties officeooo:paragraph-rsid="0057ce46"/>
    </style:style>
    <style:style style:name="P21" style:family="paragraph" style:parent-style-name="Text_20_body">
      <style:text-properties officeooo:paragraph-rsid="005ce718"/>
    </style:style>
    <style:style style:name="P22" style:family="paragraph" style:parent-style-name="Text_20_body">
      <style:text-properties officeooo:paragraph-rsid="005e88cf"/>
    </style:style>
    <style:style style:name="P23" style:family="paragraph" style:parent-style-name="Text_20_body">
      <style:text-properties officeooo:paragraph-rsid="005fe7fb"/>
    </style:style>
    <style:style style:name="P24" style:family="paragraph" style:parent-style-name="Heading_20_3">
      <style:text-properties officeooo:paragraph-rsid="0011acfd"/>
    </style:style>
    <style:style style:name="T1" style:family="text">
      <style:text-properties fo:language="ru" fo:country="RU" officeooo:rsid="000afef5"/>
    </style:style>
    <style:style style:name="T2" style:family="text">
      <style:text-properties fo:language="ru" fo:country="RU" officeooo:rsid="000b74f6"/>
    </style:style>
    <style:style style:name="T3" style:family="text">
      <style:text-properties fo:language="ru" fo:country="RU" officeooo:rsid="003071d6"/>
    </style:style>
    <style:style style:name="T4" style:family="text">
      <style:text-properties fo:language="ru" fo:country="RU" officeooo:rsid="003b4456"/>
    </style:style>
    <style:style style:name="T5" style:family="text">
      <style:text-properties officeooo:rsid="000c16df"/>
    </style:style>
    <style:style style:name="T6" style:family="text">
      <style:text-properties officeooo:rsid="000c64fb"/>
    </style:style>
    <style:style style:name="T7" style:family="text">
      <style:text-properties officeooo:rsid="0032da11"/>
    </style:style>
    <style:style style:name="T8" style:family="text">
      <style:text-properties officeooo:rsid="003f0fd2"/>
    </style:style>
    <style:style style:name="T9" style:family="text">
      <style:text-properties officeooo:rsid="004a7949"/>
    </style:style>
    <style:style style:name="T10" style:family="text">
      <style:text-properties officeooo:rsid="0053b27c"/>
    </style:style>
    <style:style style:name="T11" style:family="text">
      <style:text-properties officeooo:rsid="0057ce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О</text:span>писание и работа</text:h>
      <text:h text:style-name="P4" text:outline-level="2">Описание и работа изделия</text:h>
      <text:h text:style-name="Heading_20_3" text:outline-level="3">Назначение изделия</text:h>
      <text:p text:style-name="Text_20_body">Подраздел «Назначение изделия» содержит наименование изделия, его обозначение, назначение. область применения, параметры, размеры, характеризующие условия эксплуатации.</text:p>
      <text:h text:style-name="P24" text:outline-level="3">Технические характеристики</text:h>
      <text:p text:style-name="P7">Подраздел «Технические характеристики» содержит технические данные, основные параметры и характеристики (свойства), необходимые для изучения и правильной технической эксплуатации изделия.</text:p>
      <text:p text:style-name="P7">При изложении сведений о контролируемых (измеряемых) параметрах необходимо указывать наименование параметра, номинальное значение, допуск (доверительный интервал), применяемое средство измерения.</text:p>
      <text:h text:style-name="Heading_20_3" text:outline-level="3">Состав изделия</text:h>
      <text:p text:style-name="P8">Подраздел «Состав изделия» содержит наименования, обозначения и места расположения<text:line-break/>основных составных частей изделия и установленных для изделия комплектов ЗИП. </text:p>
      <text:p text:style-name="P8">Здесь же указывают общие отличия в конструкции различных модификаций изделий от базового изделия и друг от друга и особенности их комплектации. </text:p>
      <text:p text:style-name="P8">Допускается приводить схему деления изделия на составные части.</text:p>
      <text:h text:style-name="Heading_20_3" text:outline-level="3">Устройство и работа</text:h>
      <text:p text:style-name="Text_20_body">Подраздел «Устройство и работа» содержит общие сведения о принципе действия, устройстве и режимах работы изделия в целом, взаимодействии составных частей изделия. Здесь же указывают. при необходимости, взаимодействие данного изделия с другими изделиями.</text:p>
      <text:h text:style-name="Heading_20_3" text:outline-level="3">Средства измерения, инструмент и принадлежности</text:h>
      <text:p text:style-name="Text_20_body">Подраздел «Средства измерения, инструмент и принадлежности» содержит назначение, перечень, места расположения и краткие основные технические (в том числе метрологические) характеристики, а также устройство и принцип действия специальных средств измерения, испытательного и другого оборудования, инструмента и принадлежностей, которые необходимы для контроля, регулирования (настройки), выполнения работ по ТО и текущему ремонту изделия и его составных частей.</text:p>
      <text:h text:style-name="Heading_20_3" text:outline-level="3"><text:soft-page-break/>Маркировка и пломбирование</text:h>
      <text:p text:style-name="Text_20_body">Подраздел «Маркировка и пломбирование» содержит сведения для всего изделия в целом о маркировании и пломбировании изделия, тары и упаковочных материалов.</text:p>
      <text:h text:style-name="Heading_20_3" text:outline-level="3">Упаковка</text:h>
      <text:p text:style-name="Text_20_body">Подраздел «Упаковка» содержит для всего изделия в целом описание конструкции и порядка использования тары, упаковочных материалов и т. п., порядок пломбирования и распломбирования.</text:p>
      <text:h text:style-name="Heading_20_2" text:outline-level="2">Описание и работа составных частей изделия</text:h>
      <text:h text:style-name="Heading_20_3" text:outline-level="3">Общие сведения</text:h>
      <text:p text:style-name="Text_20_body">Подраздел «Общие сведения» содержит в общем виде назначение и описани<text:span text:style-name="T7">е</text:span> составных частей изделия, из каких основных составных частей более мелкого уровня деления состоит описываемая составная часть изделия, где они расположены, какие выполняют функции, их взаимосвязь и др.</text:p>
      <text:h text:style-name="Heading_20_3" text:outline-level="3">Работа</text:h>
      <text:p text:style-name="Text_20_body">Подраздел «Работа» содержит описание работы составных частей изделия.</text:p>
      <text:h text:style-name="Heading_20_3" text:outline-level="3">Маркировка и пломбирование</text:h>
      <text:p text:style-name="P9">Подраздел «Маркировка и пломбирование» содержит сведения для о маркировании и пломбировании, тары и упаковочных материалов.</text:p>
      <text:h text:style-name="Heading_20_3" text:outline-level="3">Упаковка</text:h>
      <text:p text:style-name="P10">Подраздел «Упаковка» содержит описание конструкции и порядка использования тары, упаковочных материалов и т. п., порядок пломбирования и распломбирования <text:span text:style-name="T3">составных частей</text:span> изделия.</text:p>
      <text:h text:style-name="P2" text:outline-level="1"><text:span text:style-name="T2">И</text:span>спользование по назначению</text:h>
      <text:h text:style-name="Heading_20_2" text:outline-level="2">Эксплуатационные ограничения</text:h>
      <text:p text:style-name="P11">Раздел «Эксплуатационные ограничения» содержит те технические характеристики изделия, несоблюдение которых недопустимо по условиям безопасности и которые могут привести к выходу изделия из строя. Эти характеристики с указанием их количественных значений рекомендуется излагать в виде таблиц в порядке, соответствующем последовательности этапа использования изделия по назначению.</text:p>
      <text:p text:style-name="P11">Все ограничения, приведенные в данном разделе, должны обеспечивать возможность их контроля обслуживающим персоналом.</text:p>
      <text:h text:style-name="Heading_20_2" text:outline-level="2"><text:soft-page-break/>Подготовка изделия к использованию</text:h>
      <text:h text:style-name="Heading_20_3" text:outline-level="3">Меры безопасности при подготовке изделия</text:h>
      <text:p text:style-name="P12"/>
      <text:h text:style-name="Heading_20_3" text:outline-level="3">Правила и порядок заправки изделия ГСМ с указанием их количества и марки, а также условия и порядок заправки дублирующими (резервными) ГСМ и. при необходимости, зарубежными ГСМ</text:h>
      <text:p text:style-name="P12"/>
      <text:h text:style-name="Heading_20_3" text:outline-level="3">Объем и последовательность внешнего осмотра изделия</text:h>
      <text:p text:style-name="P12"/>
      <text:h text:style-name="Heading_20_3" text:outline-level="3">Правила и порядок осмотра рабочих мест</text:h>
      <text:p text:style-name="P12"/>
      <text:h text:style-name="Heading_20_3" text:outline-level="3">Правила и порядок осмотра и проверки готовности изделия к использованию</text:h>
      <text:p text:style-name="P12"/>
      <text:h text:style-name="Heading_20_3" text:outline-level="3">Описание положений органов управления и настройки после подготовки изделия к работе и перед включением</text:h>
      <text:p text:style-name="P12"/>
      <text:h text:style-name="Heading_20_3" text:outline-level="3">Указания об ориентировании изделия (с приложением схем при необходимости)</text:h>
      <text:p text:style-name="P12"/>
      <text:h text:style-name="Heading_20_3" text:outline-level="3">Особенности подготовки изделия к использованию из различных степеней готовности</text:h>
      <text:p text:style-name="P12"/>
      <text:h text:style-name="Heading_20_3" text:outline-level="3">При необходимости, указания о взаимосвязи (соединении) данного изделия с другими изделиями</text:h>
      <text:p text:style-name="P12"/>
      <text:h text:style-name="Heading_20_3" text:outline-level="3"><text:soft-page-break/>Указания по включению и опробованию работы изделия с описанием операций по проверке изделия в работе, в том числе с помощью средств измерения, входящих в состав изделия (приводят значения показаний средств измерений, соответствующие установленным режимам работы, и допустимые отклонения от этих значений)</text:h>
      <text:p text:style-name="P12"/>
      <text:h text:style-name="Heading_20_3" text:outline-level="3">Перечень возможных неисправностей изделия в процессе его подготовки и рекомендации по<text:line-break/>действиям при их возникновении.</text:h>
      <text:h text:style-name="P5" text:outline-level="2">Использование изделия</text:h>
      <text:h text:style-name="Heading_20_3" text:outline-level="3">Порядок действия обслуживающего персонала при выполнении задач применения изделия</text:h>
      <text:p text:style-name="P13"/>
      <text:h text:style-name="Heading_20_3" text:outline-level="3">Порядок контроля работоспособности изделия в целом с описанием методик выполнения измерений. регулирования (настройки), наладки изделия, а также схем соединения изделия со средствами</text:h>
      <text:p text:style-name="P13"/>
      <text:h text:style-name="Heading_20_3" text:outline-level="3">Измерений и вспомогательными устройствами, используемыми для измерений</text:h>
      <text:p text:style-name="P13"/>
      <text:h text:style-name="Heading_20_3" text:outline-level="3">Перечень возможных неисправностей в процессе использования изделия по назначению и рекомендации по действиям при их возникновении</text:h>
      <text:p text:style-name="P13"/>
      <text:h text:style-name="Heading_20_3" text:outline-level="3">Перечень режимов работы изделия, а также характеристики основных режимов работы</text:h>
      <text:p text:style-name="P13"/>
      <text:h text:style-name="Heading_20_3" text:outline-level="3">Порядок и правила перевода изделия с одного режима работы на другой с указанием необходимого для этого времени</text:h>
      <text:p text:style-name="P13"/>
      <text:h text:style-name="Heading_20_3" text:outline-level="3">Порядок приведения изделия в исходное положение</text:h>
      <text:p text:style-name="P13"/>
      <text:h text:style-name="Heading_20_3" text:outline-level="3"><text:soft-page-break/>Порядок выключения изделия, содержание и последовательность осмотра изделия после окончания работы</text:h>
      <text:p text:style-name="P13"/>
      <text:h text:style-name="Heading_20_3" text:outline-level="3">Порядок замены, пополнения и контроля качества (при необходимости) ГСМ</text:h>
      <text:p text:style-name="P13"/>
      <text:h text:style-name="Heading_20_3" text:outline-level="3">Меры безопасности при использовании изделия по назначению</text:h>
      <text:p text:style-name="P13"><text:span text:style-name="T4">Д</text:span>олжны быть отражены требования, обеспечивающие безопасность обслуживающего персонала, техники и экологическую безопасность проводимых работ.</text:p>
      <text:p text:style-name="P6"/>
      <text:h text:style-name="P5" text:outline-level="2">Действия в экстремальных условиях</text:h>
      <text:p text:style-name="P14">При пожаре на изделии на различных этапах использования изделия</text:p>
      <text:p text:style-name="P14">Отказах систем изделия, способных привести к возникновению опасных аварийных ситуаций</text:p>
      <text:p text:style-name="P14">Попадании в аварийные условия эксплуатации</text:p>
      <text:p text:style-name="P14">Экстренной эвакуации обслуживающего персонала</text:p>
      <text:h text:style-name="Heading_20_2" text:outline-level="2">Особенности использования доработанного изделия</text:h>
      <text:p text:style-name="P15">- основные конструктивные отличия данного изделия от базового изделия и обусловленные ими изменения в эксплуатационных ограничениях и рекомендациях по эксплуатации;</text:p>
      <text:p text:style-name="P15">- особенности выполнения операций на всех этапах подготовки и использования по назначению модифицированного изделия.</text:p>
      <text:h text:style-name="P3" text:outline-level="1"><text:span text:style-name="T5">Т</text:span>ехническое обслуживание</text:h>
      <text:h text:style-name="Heading_20_3" text:outline-level="3">Техническое обслуживание изделия</text:h>
      <text:h text:style-name="Heading_20_4" text:outline-level="4">Общие указания</text:h>
      <text:p text:style-name="P17">- характеристику принятой системы ТО: виды, объемы и периодичность ТО, особенности организации ТО изделия и его составных частой в зависимости от этапов его эксплуатации (использования по назначению, хранения, транспортирования и т. д.) и условий эксплуатации (климатические, временные и т. д.). указания по организации ТО;</text:p>
      <text:p text:style-name="P17">- требования к составу и квалификации обслуживающего персонала.</text:p>
      <text:p text:style-name="P17">- требования к изделию, направляемому на ТО;</text:p>
      <text:p text:style-name="P17"><text:soft-page-break/>- перечень основных и дублирующих (резервных) ГСМ и. при необходимости, зарубежных эквивалентов для них. применяемых в изделии.</text:p>
      <text:h text:style-name="Heading_20_4" text:outline-level="4">Меры безопасности</text:h>
      <text:p text:style-name="P16">Подраздел «Меры безопасности» содержит правила, которые необходимо соблюдать в<text:line-break/>соответствии с особенностями конструкции изделия и его эксплуатации, действующими положениями нормативных документов, а также перечень обязательных требований по ТО и (или) ремонту, невыполнение которых может привести к опасным последствиям для жизни, здоровья человека или окружающей среды. Здесь же излагают правила пожарной безопасности, взрывобезопасности и т. л.</text:p>
      <text:h text:style-name="Heading_20_4" text:outline-level="4">Порядок технического обслуживания изделия</text:h>
      <text:p text:style-name="P16">Подраздел «Порядок технического обслуживания изделия» содержит характеристику каждого вида ТО изделия и его составных частей, в том числе замену смазки, заправку специальными жидкостями, кислородом и др.. дренаж трубопроводов и агрегатов и т.д. в зависимости от особенностей и условий эксплуатации, периодичность видов ТО. в том числе при хранении, сведения по всем видам ТО. принятым для эксплуатируемого изделия.</text:p>
      <text:h text:style-name="Heading_20_4" text:outline-level="4"><text:span text:style-name="T8">П</text:span>роверка работоспособности изделия</text:h>
      <text:p text:style-name="P16">Подраздел «Проверка работоспособности изделия» содержит последовательность выполнения работ по проверке работоспособности изделия.</text:p>
      <text:h text:style-name="Heading_20_4" text:outline-level="4">Техническое освидетельствование</text:h>
      <text:p text:style-name="P16">Подраздел «Техническое освидетельствование» содержит порядок и периодичность освидетельствования изделия (и) или его составных частей органами инспекции и надзора, а также указывают. в каком месте ФО или ПС приведен перечень поверяемых средств измерения, освидетельствованных сосудов, работающих под высоким давлением, грузоподъемных средств, входящих в изделие и его комплекты. Здесь же указывают требования по подготовке средств измерений к поверке и методики поверки встроенных средств измерений без демонтажа их с изделия.</text:p>
      <text:h text:style-name="Heading_20_4" text:outline-level="4">Консервация (расконсервация, переконсервация).</text:h>
      <text:p text:style-name="Text_20_body">Подраздел «Консервация (расконсервация, переконсервация)» содержит сведения о средствах и методах наружной и внутренней консервации, расконсервации, переконсервации (далее — консервации) изделия в целом, периодичности консервации при хранении, порядок приведения изделия в состояние готовности к использованию по назначению из состояния консервации, перечень используемых инструментов, приспособлений и материалов.</text:p>
      <text:h text:style-name="Heading_20_3" text:outline-level="3">Техническое обслуживание составных частей изделия</text:h>
      <text:h text:style-name="Heading_20_4" text:outline-level="4">Обслуживание</text:h>
      <text:p text:style-name="P18">Подраздел «Обслуживание» содержит правила и порядок замены и заправки изделия ГСМ с указанием их количества и марки по соответствующему нормативному документу, а также <text:soft-page-break/>условия и порядок заправки дублирующими (резервными) ГСМ и, при необходимости, зарубежными ГСМ.</text:p>
      <text:h text:style-name="Heading_20_4" text:outline-level="4">Демонтаж и монтаж</text:h>
      <text:p text:style-name="Text_20_body">Подраздел «Демонтаж и монтаж» содержит порядок работ по демонтажу и монтажу, перечень приспособлений и инструментов, необходимых для отсоединения, снятия, обратной установки и присоединения сборочных единиц (деталей), меры предосторожности, перечень регулировочных работ после монтажа. Указание «Установку проводить в обратной последовательности» приводить не разрешается.</text:p>
      <text:h text:style-name="Heading_20_4" text:outline-level="4">Регулирование и испытание</text:h>
      <text:p text:style-name="Text_20_body">Подраздел «Регулирование и испытание» содержит порядок работ, необходимых для регулирования (настройки) составной части изделия для получения требуемых технических характеристик и параметров.</text:p>
      <text:h text:style-name="Heading_20_4" text:outline-level="4">Осмотр и проверка</text:h>
      <text:p text:style-name="P18">Подраздел «Осмотр и проверка» содержит порядок работ, необходимых для осуществления доступа к осматриваемой части изделия: виды и методы ее осмотра и проверки; порядок работ, необходимых для проведения технического освидетельствования составных частей изделия органами инспекции и надзора, а также оценки технического состояния составных частей изделия при определении необходимости отправки их в ремонт.</text:p>
      <text:h text:style-name="Heading_20_4" text:outline-level="4">Очистка и окраска</text:h>
      <text:p text:style-name="P18">Подраздел «Очистка и окраска» содержит порядок работ по очистке и подкраске составных<text:line-break/>частей изделия, условий их выполнения и перечень используемых инструментов, приспособлений и материалов.</text:p>
      <text:h text:style-name="Heading_20_4" text:outline-level="4"><text:span text:style-name="T9">К</text:span>онсервация</text:h>
      <text:p text:style-name="P18">Подраздел «Консервация» содержит требования, аналогичные изложенным в <text:span text:style-name="T10">п консервация изделия в целом.</text:span></text:p>
      <text:h text:style-name="P3" text:outline-level="1">Текущий ремонт</text:h>
      <text:h text:style-name="Heading_20_2" text:outline-level="2">Текущий ремонт изделия</text:h>
      <text:h text:style-name="Heading_20_3" text:outline-level="3">Общие указания</text:h>
      <text:p text:style-name="P19">Подраздел «Общие указания» содержит требования по проведению ремонта, методы ремонта. требования к квалификации персонала, описание и характеристики диагностических возможностей систем встроенного контроля, а также перечень составных частей изделия, текущий ремонт которых может быть осуществлен только в условиях ремонтных органов, описание и характеристики диагностических возможностей внешних средств диагностирования. При необходимости приводят схемы поиска отказов и повреждений.</text:p>
      <text:h text:style-name="Heading_20_3" text:outline-level="3"><text:soft-page-break/>Меры безопасности</text:h>
      <text:p text:style-name="Text_20_body">Подраздел «Меры безопасности» содержит правила предосторожности, которые в соответствии с действующими нормативами должны быть соблюдены при проведении работ.</text:p>
      <text:h text:style-name="Heading_20_2" text:outline-level="2">Текущий ремонт составных частей изделия</text:h>
      <text:h text:style-name="Heading_20_3" text:outline-level="3">Поиск отказов, повреждений и их последствий</text:h>
      <text:p text:style-name="P20">Подраздел «Поиск отказов, повреждений и их последствий» содержит указания по последовательности и объему работ, необходимых для обнаружения отказов и повреждений, а также для установления их последствий как на уровне составной части, подлежащей текущему ремонту, так и на уровне той составной части изделия, в которую входит данная составная часть, вплоть до уровня конечного изделия.</text:p>
      <text:h text:style-name="Heading_20_3" text:outline-level="3">Устранение отказов, повреждений и их последствий</text:h>
      <text:p text:style-name="P20">Подраздел «Устранение отказов, повреждений и их последствий» содержит указания о<text:line-break/>методах устранения отказов, повреждений и их последствий, а также перечень необходимых для этого средств измерения, инструмента и приспособлений.</text:p>
      <text:h text:style-name="P3" text:outline-level="1"><text:span text:style-name="T6">Х</text:span>ранение</text:h>
      <text:p text:style-name="P21">- правила постановки изделия на хранение и снятия его с хранения;</text:p>
      <text:p text:style-name="P21">- перечень составных частей изделия с ограниченными сроками хранения;</text:p>
      <text:p text:style-name="P21">- перечень работ, правила их проведения, меры безопасности при подготовке изделия к хранению. при кратковременном и длительном хранении изделия, при снятии изделия с хранения;</text:p>
      <text:p text:style-name="P21">- условия хранения изделия (вид хранилищ, температура, влажность, освещенность и т. п.) для определенных сроков хранения;</text:p>
      <text:p text:style-name="P21">- способы утилизации (если изделие представляет опасность для жизни, здоровья людей или окружающей среды после окончания срока эксплуатации);</text:p>
      <text:p text:style-name="P21">- предельные сроки хранения в различных климатических условиях.</text:p>
      <text:p text:style-name="P21"/>
      <text:h text:style-name="P3" text:outline-level="1">Транспортирование</text:h>
      <text:p text:style-name="P22">- требования к транспортированию изделия и условиям, при которых оно должно осуществляться;</text:p>
      <text:p text:style-name="P22">- порядок подготовки изделия для транспортирования различными видами транспорта;</text:p>
      <text:p text:style-name="P22">- способы крепления изделия для транспортирования его различными видами транспорта с приведением необходимых схем крепления;</text:p>
      <text:p text:style-name="P22">- порядок погрузки и выгрузки изделия и меры предосторожности.</text:p>
      <text:p text:style-name="P22"><text:soft-page-break/>Одновременно в разделе приводят транспортные характеристики изделия [массу, габаритные<text:line-break/>размеры, положение центра тяжести (масс) и т. п.], а также схему изделия применительно к расположению его на транспортном средстве с указанием основных размеров изделия и точек крепления. При необходимости указывают сведения по буксированию изделия и эвакуации.</text:p>
      <text:h text:style-name="P3" text:outline-level="1">Утилизация</text:h>
      <text:p text:style-name="P23">- меры безопасности;</text:p>
      <text:p text:style-name="P23">- сведения и проводимые мероприятия по подготовке и отправке изделия на утилизацию;</text:p>
      <text:p text:style-name="P23">- перечень утилизируемых составных частей (расчетный);</text:p>
      <text:p text:style-name="P23">- перечень утилизируемых составных частей, выявляемых по результатам текущего ремонта, технического обслуживания и хранения (при необходимости);</text:p>
      <text:p text:style-name="P23">- показатели утилизации:</text:p>
      <text:p text:style-name="P23">- методы утилизации, если изделие представляет опасность для жизни, здоровья людей и окружающей среды после окончания срока службы (эксплуатации).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3T11:53:30.723000000</meta:creation-date>
    <dc:date>2021-06-23T16:22:18.401000000</dc:date>
    <meta:editing-duration>PT4H14M32S</meta:editing-duration>
    <meta:editing-cycles>87</meta:editing-cycles>
    <meta:generator>LibreOffice/5.1.3.2$Windows_x86 LibreOffice_project/644e4637d1d8544fd9f56425bd6cec110e49301b</meta:generator>
    <meta:document-statistic meta:table-count="0" meta:image-count="0" meta:object-count="0" meta:page-count="9" meta:paragraph-count="125" meta:word-count="1787" meta:character-count="14438" meta:non-whitespace-character-count="12707"/>
  </office:meta>
</office:document-meta>
</file>